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" style:font-adornments="Normal" style:font-family-generic="roman"/>
    <style:font-face style:name="OpenSymbol1" svg:font-family="OpenSymbol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>
      <style:table-properties style:width="19.001cm" table:align="margins" style:may-break-between-rows="false"/>
    </style:style>
    <style:style style:name="Tableau5.A" style:family="table-column">
      <style:table-column-properties style:column-width="9.5cm" style:rel-column-width="32767*"/>
    </style:style>
    <style:style style:name="Tableau5.B" style:family="table-column">
      <style:table-column-properties style:column-width="9.5cm" style:rel-column-width="32768*"/>
    </style:style>
    <style:style style:name="Tableau5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6" style:family="table">
      <style:table-properties style:width="19.001cm" table:align="margins" style:may-break-between-rows="false"/>
    </style:style>
    <style:style style:name="Tableau6.A" style:family="table-column">
      <style:table-column-properties style:column-width="9.5cm" style:rel-column-width="32767*"/>
    </style:style>
    <style:style style:name="Tableau6.B" style:family="table-column">
      <style:table-column-properties style:column-width="9.5cm" style:rel-column-width="32768*"/>
    </style:style>
    <style:style style:name="Tableau6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7" style:family="table">
      <style:table-properties style:width="19.001cm" table:align="margins" style:may-break-between-rows="false"/>
    </style:style>
    <style:style style:name="Tableau7.A" style:family="table-column">
      <style:table-column-properties style:column-width="7.997cm" style:rel-column-width="27584*"/>
    </style:style>
    <style:style style:name="Tableau7.B" style:family="table-column">
      <style:table-column-properties style:column-width="11.003cm" style:rel-column-width="37951*"/>
    </style:style>
    <style:style style:name="Tableau7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8" style:family="table">
      <style:table-properties style:width="19.001cm" table:align="margins" style:may-break-between-rows="false"/>
    </style:style>
    <style:style style:name="Tableau8.A" style:family="table-column">
      <style:table-column-properties style:column-width="7.999cm" style:rel-column-width="27590*"/>
    </style:style>
    <style:style style:name="Tableau8.B" style:family="table-column">
      <style:table-column-properties style:column-width="11.001cm" style:rel-column-width="37945*"/>
    </style:style>
    <style:style style:name="Tableau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9" style:family="table">
      <style:table-properties style:width="19.001cm" table:align="margins" style:may-break-between-rows="false"/>
    </style:style>
    <style:style style:name="Tableau9.A" style:family="table-column">
      <style:table-column-properties style:column-width="8.731cm" style:rel-column-width="30114*"/>
    </style:style>
    <style:style style:name="Tableau9.B" style:family="table-column">
      <style:table-column-properties style:column-width="10.269cm" style:rel-column-width="35421*"/>
    </style:style>
    <style:style style:name="Tableau9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background-color="#cccccc"/>
    </style:style>
    <style:style style:name="P4" style:family="paragraph" style:parent-style-name="Standard">
      <style:paragraph-properties fo:text-align="start" style:justify-single-word="false"/>
      <style:text-properties style:font-name="Times New Roman"/>
    </style:style>
    <style:style style:name="P5" style:family="paragraph" style:parent-style-name="Standard">
      <style:text-properties style:font-name="Times New Roman" fo:font-weight="bold" fo:background-color="transparent" style:font-weight-asian="bold" style:font-weight-complex="bold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text-properties fo:font-weight="bold" officeooo:paragraph-rsid="001ac0dd" style:font-weight-asian="bold" style:font-weight-complex="bold"/>
    </style:style>
    <style:style style:name="P8" style:family="paragraph" style:parent-style-name="Standard">
      <style:text-properties officeooo:rsid="001ac0dd" officeooo:paragraph-rsid="001ac0dd"/>
    </style:style>
    <style:style style:name="P9" style:family="paragraph" style:parent-style-name="Standard">
      <style:paragraph-properties fo:text-align="start" style:justify-single-word="false"/>
      <style:text-properties officeooo:rsid="001bb54f" officeooo:paragraph-rsid="001bb54f"/>
    </style:style>
    <style:style style:name="P10" style:family="paragraph" style:parent-style-name="Standard">
      <style:text-properties officeooo:rsid="001ca561" officeooo:paragraph-rsid="001ca561"/>
    </style:style>
    <style:style style:name="P11" style:family="paragraph" style:parent-style-name="Standard">
      <style:text-properties officeooo:rsid="001cb4a9" officeooo:paragraph-rsid="001cb4a9"/>
    </style:style>
    <style:style style:name="P12" style:family="paragraph" style:parent-style-name="Standard">
      <style:paragraph-properties fo:text-align="start" style:justify-single-word="false"/>
      <style:text-properties fo:color="#111111"/>
    </style:style>
    <style:style style:name="P13" style:family="paragraph" style:parent-style-name="Standard">
      <style:paragraph-properties fo:text-align="start" style:justify-single-word="false"/>
      <style:text-properties fo:color="#111111" officeooo:paragraph-rsid="001ca561"/>
    </style:style>
    <style:style style:name="P14" style:family="paragraph" style:parent-style-name="Standard">
      <style:paragraph-properties fo:text-align="start" style:justify-single-word="false"/>
      <style:text-properties fo:color="#111111" officeooo:rsid="001cb4a9" officeooo:paragraph-rsid="001cb4a9"/>
    </style:style>
    <style:style style:name="P15" style:family="paragraph" style:parent-style-name="Standard">
      <style:paragraph-properties fo:margin-left="0cm" fo:margin-right="0cm" fo:text-indent="0cm" style:auto-text-indent="false"/>
    </style:style>
    <style:style style:name="P16" style:family="paragraph" style:parent-style-name="tfCours">
      <style:paragraph-properties fo:margin-top="0.199cm" fo:margin-bottom="0cm" loext:contextual-spacing="false"/>
    </style:style>
    <style:style style:name="P17" style:family="paragraph" style:parent-style-name="tfCours">
      <style:text-properties officeooo:paragraph-rsid="001ac0dd"/>
    </style:style>
    <style:style style:name="P18" style:family="paragraph" style:parent-style-name="tfTitre_20_I_29_" style:list-style-name="tfNum_20_I_29_">
      <style:paragraph-properties fo:break-before="page"/>
    </style:style>
    <style:style style:name="P19" style:family="paragraph" style:parent-style-name="tfCours" style:list-style-name="tfPuce"/>
    <style:style style:name="P20" style:family="paragraph">
      <loext:graphic-properties draw:fill="solid" draw:fill-color="#cccccc"/>
      <style:text-properties fo:font-size="18pt" style:font-size-asian="18pt" style:font-size-complex="18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4pt" fo:font-style="italic" fo:text-shadow="none" style:text-underline-style="none" fo:font-weight="normal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2" fo:font-size="14pt" fo:font-style="italic" fo:text-shadow="none" style:text-underline-style="none" fo:font-weight="normal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14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scale="100%" style:font-relief="none" style:text-overline-style="none" style:text-overline-color="font-color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scale="100%" style:font-relief="none" style:text-overline-style="none" style:text-overline-color="font-color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bb54f"/>
    </style:style>
    <style:style style:name="T6" style:family="text">
      <style:text-properties style:font-name="OpenSymbol1"/>
    </style:style>
    <style:style style:name="T7" style:family="text">
      <style:text-properties officeooo:rsid="0019e7f3"/>
    </style:style>
    <style:style style:name="T8" style:family="text">
      <style:text-properties officeooo:rsid="001ac0dd"/>
    </style:style>
    <style:style style:name="T9" style:family="text">
      <style:text-properties officeooo:rsid="001ca561"/>
    </style:style>
    <style:style style:name="T10" style:family="text">
      <style:text-properties fo:font-style="normal" officeooo:rsid="001cb4a9" style:font-style-asian="normal" style:font-style-complex="normal"/>
    </style:style>
    <style:style style:name="T11" style:family="text">
      <style:text-properties fo:color="#111111"/>
    </style:style>
    <style:style style:name="T12" style:family="text">
      <style:text-properties officeooo:rsid="0021d18b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use-window-font-color="true" style:text-outline="false" style:text-line-through-style="none" style:text-line-through-type="none" style:font-name="Arial2" fo:font-size="14pt" fo:font-style="italic" fo:text-shadow="none" style:text-underline-style="none" fo:font-weight="normal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Arial2" fo:font-size="14pt" fo:font-style="italic" fo:text-shadow="none" style:text-underline-style="none" fo:font-weight="normal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vertical-pos="from-top" style:horizontal-pos="from-left" style:horizontal-rel="paragraph-content" fo:background-color="#ffffff" style:background-transparency="100%" draw:fill="solid" draw:fill-color="#ffffff" draw:opacity="0%" draw:ole-draw-aspect="1"/>
    </style:style>
    <style:style style:name="gr1" style:family="graphic">
      <style:graphic-properties draw:stroke="none" svg:stroke-color="#000000" draw:fill="solid" draw:fill-color="#cccccc" fo:min-height="1.524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3cm" svg:stroke-color="#000000" draw:marker-start="" draw:marker-start-width="0.041cm" draw:marker-start-center="false" draw:marker-end="" draw:marker-end-width="0.041cm" draw:marker-end-center="false" draw:fill="none" draw:fill-color="#ffffff" draw:textarea-vertical-align="middle" draw:auto-grow-width="true" fo:min-height="0.57cm" fo:min-width="0.333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.049cm" svg:stroke-color="#000000" draw:marker-start="" draw:marker-start-width="0.071cm" draw:marker-start-center="false" draw:marker-end="" draw:marker-end-width="0.071cm" draw:marker-end-center="false" draw:fill="solid" draw:fill-color="#99ccff" draw:textarea-horizontal-align="center" draw:textarea-vertical-align="middle" fo:padding-top="0.152cm" fo:padding-bottom="0.152cm" fo:padding-left="0.275cm" fo:padding-right="0.27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.03cm" svg:stroke-color="#000000" draw:marker-start="" draw:marker-start-width="0.041cm" draw:marker-start-center="false" draw:marker-end="" draw:marker-end-width="0.041cm" draw:marker-end-center="false" draw:fill="none" draw:fill-color="#ffffff" draw:textarea-vertical-align="middle" draw:auto-grow-width="true" fo:min-height="0.57cm" fo:min-width="0.346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ffffff" draw:textarea-vertical-align="middle" draw:auto-grow-width="true" fo:min-height="0.57cm" fo:min-width="0.346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.03cm" svg:stroke-color="#000000" draw:marker-start="" draw:marker-start-width="0.041cm" draw:marker-start-center="false" draw:marker-end="" draw:marker-end-width="0.041cm" draw:marker-end-center="false" draw:fill="none" draw:fill-color="#ffffff" draw:textarea-vertical-align="middle" draw:auto-grow-width="true" fo:min-height="0.57cm" fo:min-width="0.25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49cm" svg:stroke-color="#000000" draw:marker-start="" draw:marker-start-width="0.37cm" draw:marker-start-center="false" draw:marker-end="" draw:marker-end-width="0.37cm" draw:marker-end-center="false" draw:fill="solid" draw:fill-color="#99cc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.03cm" svg:stroke-color="#000000" draw:marker-start="" draw:marker-start-width="0.34cm" draw:marker-start-center="false" draw:marker-end="" draw:marker-end-width="0.34cm" draw:marker-end-center="false" draw:fill="none" draw:fill-color="#ffffff" draw:textarea-horizontal-align="justify" draw:auto-grow-height="false" fo:min-height="0.642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.03cm" svg:stroke-color="#000000" draw:marker-start="" draw:marker-start-width="0.34cm" draw:marker-start-center="false" draw:marker-end="" draw:marker-end-width="0.34cm" draw:marker-end-center="false" draw:fill="none" draw:fill-color="#ffffff" draw:textarea-horizontal-align="justify" draw:auto-grow-height="false" draw:auto-grow-width="true" fo:min-height="0.642cm" fo:min-width="0.751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.03cm" svg:stroke-color="#000000" draw:marker-start="" draw:marker-start-width="0.34cm" draw:marker-start-center="false" draw:marker-end="" draw:marker-end-width="0.34cm" draw:marker-end-center="false" draw:fill="none" draw:fill-color="#ffffff" draw:textarea-horizontal-align="left" draw:auto-grow-height="false" draw:auto-grow-width="true" fo:min-height="0cm" fo:min-width="0.549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.03cm" svg:stroke-color="#000000" draw:marker-start="" draw:marker-start-width="0.34cm" draw:marker-start-center="false" draw:marker-end="" draw:marker-end-width="0.34cm" draw:marker-end-center="false" draw:fill="none" draw:fill-color="#ffffff" draw:textarea-horizontal-align="left" draw:auto-grow-height="false" draw:auto-grow-width="true" fo:min-height="0cm" fo:min-width="0.4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.03cm" svg:stroke-color="#000000" draw:marker-start="" draw:marker-start-width="0.34cm" draw:marker-start-center="false" draw:marker-end="" draw:marker-end-width="0.34cm" draw:marker-end-center="false" draw:fill="none" draw:fill-color="#ffffff" draw:textarea-horizontal-align="left" draw:auto-grow-height="false" draw:auto-grow-width="true" fo:min-height="0cm" fo:min-width="0.529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15" style:family="graphic">
      <style:graphic-properties draw:stroke="none" svg:stroke-width="0.03cm" svg:stroke-color="#000000" draw:marker-start="" draw:marker-start-width="0.34cm" draw:marker-start-center="false" draw:marker-end="" draw:marker-end-width="0.34cm" draw:marker-end-center="false" draw:fill="none" draw:fill-color="#ffffff" draw:textarea-horizontal-align="left" draw:auto-grow-height="false" draw:auto-grow-width="true" fo:min-height="0cm" fo:min-width="0.49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16" style:family="graphic">
      <style:graphic-properties draw:stroke="none" svg:stroke-width="0.03cm" svg:stroke-color="#000000" draw:marker-start="" draw:marker-start-width="0.34cm" draw:marker-start-center="false" draw:marker-end="" draw:marker-end-width="0.34cm" draw:marker-end-center="false" draw:fill="none" draw:fill-color="#ffffff" draw:textarea-horizontal-align="left" draw:auto-grow-height="false" draw:auto-grow-width="true" fo:min-height="0cm" fo:min-width="0.462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17" style:family="graphic">
      <style:graphic-properties draw:stroke="none" svg:stroke-width="0.03cm" svg:stroke-color="#000000" draw:marker-start="" draw:marker-start-width="0.34cm" draw:marker-start-center="false" draw:marker-end="" draw:marker-end-width="0.34cm" draw:marker-end-center="false" draw:fill="none" draw:fill-color="#ffffff" draw:textarea-horizontal-align="left" draw:auto-grow-height="false" draw:auto-grow-width="true" fo:min-height="0cm" fo:min-width="0.646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1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18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.049cm" svg:stroke-color="#0000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572cm" fo:min-width="0.347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616cm" fo:min-width="0.527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99cm" fo:min-width="0.646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4" style:family="graphic">
      <style:graphic-properties draw:stroke="none" svg:stroke-width="0.03cm" svg:stroke-color="#000000" draw:marker-start="" draw:marker-start-width="0.041cm" draw:marker-start-center="false" draw:marker-end="" draw:marker-end-width="0.041cm" draw:marker-end-center="false" draw:fill="none" draw:fill-color="#ffffff" draw:textarea-horizontal-align="justify" draw:auto-grow-height="false" fo:min-height="0.642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.049cm" svg:stroke-color="#000000" draw:marker-start="" draw:marker-start-width="0.071cm" draw:marker-start-center="false" draw:marker-end="" draw:marker-end-width="0.071cm" draw:marker-end-center="false" draw:fill="solid" draw:fill-color="#99cc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7" style:family="graphic">
      <style:graphic-properties draw:stroke="none" svg:stroke-width="0.03cm" svg:stroke-color="#000000" draw:marker-start="" draw:marker-start-width="0.041cm" draw:marker-start-center="false" draw:marker-end="" draw:marker-end-width="0.041cm" draw:marker-end-center="false" draw:fill="none" draw:fill-color="#ffffff" draw:textarea-horizontal-align="justify" draw:auto-grow-height="true" draw:auto-grow-width="true" fo:min-height="0.489cm" fo:min-width="0.646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28" style:family="graphic">
      <style:graphic-properties draw:stroke="none" svg:stroke-color="#000000" draw:fill="solid" draw:fill-color="#cccccc" fo:min-height="1.635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fTitre_20_Chapitre">angles</text:p>
      <text:p text:style-name="Standard"/>
      <text:list xml:id="list1765975093" text:style-name="tfNum_20_I_29_">
        <text:list-item>
          <text:p text:style-name="tfTitre_20_I_29_">Angles adjacents</text:p>
        </text:list-item>
      </text:list>
      <text:p text:style-name="P5">Définition :</text:p>
      <text:p text:style-name="tfCours">Deux angles sont adjacents lorsque :</text:p>
      <text:list xml:id="list1832096073" text:style-name="tfPuce">
        <text:list-item>
          <text:p text:style-name="P19">Ils ont le même sommet</text:p>
        </text:list-item>
        <text:list-item>
          <text:p text:style-name="P19">Ils ont un côté commun</text:p>
        </text:list-item>
        <text:list-item>
          <text:p text:style-name="P19">Ils sont situés de part et d'autre de ce côté commun</text:p>
        </text:list-item>
      </text:list>
      <text:p text:style-name="Standard"/>
      <text:p text:style-name="P8"><text:span text:style-name="T1">Ex :</text:span> Calculer <draw:frame draw:style-name="fr1" draw:name="Objet10" text:anchor-type="as-char" svg:y="-0.644cm" svg:width="1.272cm" svg:height="0.781cm" draw:z-index="21"><draw:object xlink:href="./Object 20" xlink:type="simple" xlink:show="embed" xlink:actuate="onLoad"/><draw:image xlink:href="./ObjectReplacements/Object 20" xlink:type="simple" xlink:show="embed" xlink:actuate="onLoad"/></draw:frame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"><draw:g text:anchor-type="as-char" draw:z-index="16" draw:name="Forme1" draw:style-name="gr2"><draw:line draw:style-name="gr8" draw:text-style-name="P24" svg:x1="6.618cm" svg:y1="3.648cm" svg:x2="1.627cm" svg:y2="3.648cm"><text:p/></draw:line><draw:line draw:style-name="gr8" draw:text-style-name="P24" svg:x1="1.627cm" svg:y1="3.649cm" svg:x2="5.096cm" svg:y2="0.481cm"><text:p/></draw:line><draw:line draw:style-name="gr8" draw:text-style-name="P24" svg:x1="1.627cm" svg:y1="3.655cm" svg:x2="0.304cm" svg:y2="0.586cm"><text:p/></draw:line><draw:polyline draw:style-name="gr9" draw:text-style-name="P24" svg:width="0.532cm" svg:height="0.153cm" svg:x="1.441cm" svg:y="3.173cm" svg:viewBox="0 0 533 154" draw:points="533,154 515,136 495,118 476,101 455,85 433,71 412,58 389,46 366,36 342,26 319,19 294,12 270,7 245,4 220,1 195,0 169,0 144,2 119,6 95,11 70,17 47,24 23,33 0,43"><text:p/></draw:polyline><draw:polyline draw:style-name="gr9" draw:text-style-name="P24" svg:width="0.227cm" svg:height="0.535cm" svg:x="2.241cm" svg:y="3.106cm" svg:viewBox="0 0 228 536" draw:points="228,536 226,499 224,462 219,425 212,389 205,352 195,317 183,281 169,246 153,213 136,179 117,147 97,116 76,85 52,57 28,28 0,0"><text:p/></draw:polyline><draw:frame draw:style-name="gr10" draw:text-style-name="P25" svg:width="0.747cm" svg:height="0.576cm" svg:x="1.252cm" svg:y="3.625cm"><draw:text-box><text:p text:style-name="P21"><text:span text:style-name="T15">O</text:span></text:p></draw:text-box></draw:frame><draw:frame draw:style-name="gr10" draw:text-style-name="P26" svg:width="0.622cm" svg:height="0.676cm" svg:x="6.77cm" svg:y="3.327cm"><draw:text-box><text:p text:style-name="P21"><text:span text:style-name="T16">z</text:span></text:p></draw:text-box></draw:frame><draw:frame draw:style-name="gr10" draw:text-style-name="P26" svg:width="0.586cm" svg:height="0.798cm" svg:x="5.211cm" svg:y="0cm"><draw:text-box><text:p text:style-name="P21"><text:span text:style-name="T16">y</text:span></text:p></draw:text-box></draw:frame><draw:frame draw:style-name="gr10" draw:text-style-name="P26" svg:width="0.646cm" svg:height="0.757cm" svg:x="0cm" svg:y="0.014cm"><draw:text-box><text:p text:style-name="P21"><text:span text:style-name="T16">x</text:span></text:p></draw:text-box></draw:frame><draw:frame draw:style-name="gr11" draw:text-style-name="P27" svg:width="0.851cm" svg:height="0.556cm" svg:x="1.45cm" svg:y="2.542cm"><draw:text-box><text:p text:style-name="P21"><text:span text:style-name="T17">70°</text:span></text:p></draw:text-box></draw:frame><draw:frame draw:style-name="gr11" draw:text-style-name="P27" svg:width="0.851cm" svg:height="0.556cm" svg:x="2.551cm" svg:y="2.986cm"><draw:text-box><text:p text:style-name="P21"><text:span text:style-name="T17">42°</text:span></text:p></draw:text-box></draw:frame></draw:g></text:p>
          </table:table-cell>
          <table:table-cell table:style-name="Tableau5.A1" office:value-type="string">
            <text:p text:style-name="P2"><draw:frame draw:style-name="fr2" draw:name="Objet16" text:anchor-type="as-char" svg:y="-0.644cm" svg:width="1.3cm" svg:height="0.781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 et <draw:frame draw:style-name="fr1" draw:name="Objet17" text:anchor-type="as-char" svg:y="-0.644cm" svg:width="1.302cm" svg:height="0.78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 sont adjacents <text:span text:style-name="T8">donc : </text:span><text:span text:style-name="T8"><draw:frame draw:style-name="fr1" draw:name="Objet11" text:anchor-type="as-char" svg:y="-0.644cm" svg:width="8.525cm" svg:height="0.781cm" draw:z-index="22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p>
          </table:table-cell>
        </table:table-row>
      </table:table>
      <text:p text:style-name="Standard"/>
      <text:p text:style-name="Standard"/>
      <text:list xml:id="list102442353172816" text:continue-list="list1765975093" text:style-name="tfNum_20_I_29_">
        <text:list-item>
          <text:p text:style-name="tfTitre_20_I_29_">Angles opposés par le sommet</text:p>
        </text:list-item>
      </text:list>
      <text:p text:style-name="P5">Définition :</text:p>
      <text:p text:style-name="tfCours">Soient deux droites sécantes.</text:p>
      <text:p text:style-name="tfCours">Deux angles sont opposés par le sommet lorsque :</text:p>
      <text:list xml:id="list102442622208767" text:continue-list="list1832096073" text:style-name="tfPuce">
        <text:list-item text:start-value="1">
          <text:p text:style-name="P19">Ils ont le même sommet</text:p>
        </text:list-item>
        <text:list-item>
          <text:p text:style-name="P19">Les côtés de l'un sont dans le prolongement des côtés de l'autre</text:p>
        </text:list-item>
      </text:list>
      <text:p text:style-name="Standard"/>
      <text:p text:style-name="P7">Propriété :</text:p>
      <text:p text:style-name="P17">Deux angles opposés par le sommet ont la même mesure.</text:p>
      <text:p text:style-name="Standard"/>
      <text:p text:style-name="P8"><text:span text:style-name="T1">Ex :</text:span> Calculer <draw:frame draw:style-name="fr1" draw:name="Objet1" text:anchor-type="as-char" svg:y="-0.644cm" svg:width="1.96cm" svg:height="0.801cm" draw:z-index="24"><draw:object xlink:href="./Object 3" xlink:type="simple" xlink:show="embed" xlink:actuate="onLoad"/><draw:image xlink:href="./ObjectReplacements/Object 3" xlink:type="simple" xlink:show="embed" xlink:actuate="onLoad"/></draw:frame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"><draw:g text:anchor-type="as-char" draw:z-index="17" draw:name="Forme2" draw:style-name="gr2"><draw:line draw:style-name="gr8" draw:text-style-name="P24" svg:x1="0.419cm" svg:y1="0.435cm" svg:x2="6.433cm" svg:y2="3.579cm"><text:p/></draw:line><draw:line draw:style-name="gr8" draw:text-style-name="P24" svg:x1="0.444cm" svg:y1="3.304cm" svg:x2="5.734cm" svg:y2="0.984cm"><text:p/></draw:line><draw:polyline draw:style-name="gr9" draw:text-style-name="P24" svg:width="0.049cm" svg:height="0.387cm" svg:x="3.803cm" svg:y="1.835cm" svg:viewBox="0 0 50 388" draw:points="0,388 10,367 19,345 27,323 34,300 40,277 44,254 47,231 49,207 50,184 49,160 48,136 45,113 40,90 35,67 28,44 21,22 12,0"><text:p/></draw:polyline><draw:polyline draw:style-name="gr9" draw:text-style-name="P24" svg:width="0.051cm" svg:height="0.388cm" svg:x="2.958cm" svg:y="1.806cm" svg:viewBox="0 0 52 389" draw:points="52,0 42,21 32,43 24,65 17,88 11,111 6,134 3,157 1,181 0,205 0,228 2,252 5,276 9,299 14,322 21,345 28,367 37,389"><text:p/></draw:polyline><draw:frame draw:style-name="gr12" draw:text-style-name="P25" svg:width="0.648cm" svg:height="0.669cm" svg:x="3.134cm" svg:y="1.224cm"><draw:text-box><text:p text:style-name="P21"><text:span text:style-name="T15">O</text:span></text:p></draw:text-box></draw:frame><draw:frame draw:style-name="gr13" draw:text-style-name="P26" svg:width="0.5cm" svg:height="0.699cm" svg:x="0.014cm" svg:y="0cm"><draw:text-box><text:p text:style-name="P21"><text:span text:style-name="T16">x</text:span></text:p></draw:text-box></draw:frame><draw:frame draw:style-name="gr14" draw:text-style-name="P26" svg:width="0.629cm" svg:height="0.747cm" svg:x="5.874cm" svg:y="0.504cm"><draw:text-box><text:p text:style-name="P21"><text:span text:style-name="T16">y'</text:span></text:p></draw:text-box></draw:frame><draw:frame draw:style-name="gr15" draw:text-style-name="P26" svg:width="0.59cm" svg:height="0.854cm" svg:x="0cm" svg:y="3.09cm"><draw:text-box><text:p text:style-name="P21"><text:span text:style-name="T16">y</text:span></text:p></draw:text-box></draw:frame><draw:frame draw:style-name="gr16" draw:text-style-name="P26" svg:width="0.562cm" svg:height="0.669cm" svg:x="6.518cm" svg:y="3.47cm"><draw:text-box><text:p text:style-name="P21"><text:span text:style-name="T16">x'</text:span></text:p></draw:text-box></draw:frame><draw:frame draw:style-name="gr17" draw:text-style-name="P27" svg:width="0.745cm" svg:height="0.699cm" svg:x="2.08cm" svg:y="1.736cm"><draw:text-box><text:p text:style-name="P21"><text:span text:style-name="T17">50°</text:span></text:p></draw:text-box></draw:frame></draw:g></text:p>
          </table:table-cell>
          <table:table-cell table:style-name="Tableau6.A1" office:value-type="string">
            <text:p text:style-name="P2"><text:span text:style-name="T5">Par hypothèse, </text:span><text:span text:style-name="T4">(</text:span><text:span text:style-name="T3">xx'</text:span><text:span text:style-name="T4">) et (</text:span><text:span text:style-name="T3">yy'</text:span><text:span text:style-name="T4">) sont sécantes en </text:span><text:span text:style-name="T3">O</text:span></text:p>
            <text:p text:style-name="P2">donc<text:span text:style-name="T11"> </text:span><text:span text:style-name="T11"><draw:frame draw:style-name="fr2" draw:name="Objet18" text:anchor-type="as-char" svg:y="-0.644cm" svg:width="1.3cm" svg:height="0.781cm" draw:z-index="2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1"> et </text:span><text:span text:style-name="T11"><draw:frame draw:style-name="fr1" draw:name="Objet19" text:anchor-type="as-char" svg:y="-0.644cm" svg:width="1.926cm" svg:height="0.78cm" draw:z-index="3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1"> sont opposés par le sommet</text:span></text:p>
            <text:p text:style-name="P9">or deux angles opposés par le sommet ont <text:span text:style-name="T11">la même mesure</text:span></text:p>
            <text:p text:style-name="P9">donc <draw:frame draw:style-name="fr1" draw:name="Objet12" text:anchor-type="as-char" svg:y="-0.644cm" svg:width="5.078cm" svg:height="0.781cm" draw:z-index="25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</table:table-cell>
        </table:table-row>
      </table:table>
      <text:list xml:id="list102442886282700" text:continue-list="list102442353172816" text:style-name="tfNum_20_I_29_">
        <text:list-item>
          <text:p text:style-name="tfTitre_20_I_29_"><text:soft-page-break/>Angles complémentaires</text:p>
        </text:list-item>
      </text:list>
      <text:p text:style-name="P5">Définition :</text:p>
      <text:p text:style-name="tfCours">Deux angles sont complémentaires lorsque :</text:p>
      <text:list xml:id="list102442068351321" text:continue-list="list102442622208767" text:style-name="tfPuce">
        <text:list-item text:start-value="1">
          <text:p text:style-name="P19">La somme de leurs mesures est égale à 90°</text:p>
        </text:list-item>
      </text:list>
      <text:p text:style-name="Standard"/>
      <text:p text:style-name="P10">Ex : Calculer <draw:frame draw:style-name="fr1" draw:name="Objet13" text:anchor-type="as-char" svg:y="-0.644cm" svg:width="1.512cm" svg:height="0.781cm" draw:z-index="26"><draw:object xlink:href="./Object 5" xlink:type="simple" xlink:show="embed" xlink:actuate="onLoad"/><draw:image xlink:href="./ObjectReplacements/Object 5" xlink:type="simple" xlink:show="embed" xlink:actuate="onLoad"/></draw:frame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"><draw:g text:anchor-type="as-char" draw:z-index="18" draw:name="Forme3" draw:style-name="gr2"><draw:line draw:style-name="gr18" draw:text-style-name="P28" svg:x1="0.526cm" svg:y1="3.464cm" svg:x2="5.528cm" svg:y2="3.464cm"><text:p/></draw:line><draw:line draw:style-name="gr18" draw:text-style-name="P28" svg:x1="5.528cm" svg:y1="3.467cm" svg:x2="0.526cm" svg:y2="0.58cm"><text:p/></draw:line><draw:line draw:style-name="gr18" draw:text-style-name="P28" svg:x1="0.526cm" svg:y1="0.58cm" svg:x2="0.526cm" svg:y2="3.467cm"><text:p/></draw:line><draw:line draw:style-name="gr19" draw:text-style-name="P29" svg:x1="5.007cm" svg:y1="3.165cm" svg:x2="5.007cm" svg:y2="3.165cm"><text:p/></draw:line><draw:path draw:style-name="gr19" draw:text-style-name="P29" svg:width="0.079cm" svg:height="0.299cm" svg:x="4.927cm" svg:y="3.165cm" svg:viewBox="0 0 80 300" svg:d="M80 0c-53 91-80 194-80 300"><text:p/></draw:path><draw:line draw:style-name="gr19" draw:text-style-name="P29" svg:x1="4.927cm" svg:y1="3.464cm" svg:x2="5.527cm" svg:y2="3.464cm"><text:p/></draw:line><draw:line draw:style-name="gr19" draw:text-style-name="P29" svg:x1="5.527cm" svg:y1="3.465cm" svg:x2="5.007cm" svg:y2="3.165cm"><text:p/></draw:line><draw:line draw:style-name="gr19" draw:text-style-name="P29" svg:x1="0.526cm" svg:y1="1.178cm" svg:x2="0.526cm" svg:y2="1.178cm"><text:p/></draw:line><draw:path draw:style-name="gr19" draw:text-style-name="P29" svg:width="0.518cm" svg:height="0.299cm" svg:x="0.526cm" svg:y="0.878cm" svg:viewBox="0 0 519 300" svg:d="M0 300c214 0 412-115 519-300"><text:p/></draw:path><draw:line draw:style-name="gr19" draw:text-style-name="P29" svg:x1="1.045cm" svg:y1="0.88cm" svg:x2="0.526cm" svg:y2="0.58cm"><text:p/></draw:line><draw:line draw:style-name="gr19" draw:text-style-name="P29" svg:x1="0.526cm" svg:y1="0.58cm" svg:x2="0.526cm" svg:y2="1.18cm"><text:p/></draw:line><draw:line draw:style-name="gr20" draw:text-style-name="P29" svg:x1="5.528cm" svg:y1="3.467cm" svg:x2="0.526cm" svg:y2="0.58cm"><text:p/></draw:line><draw:line draw:style-name="gr20" draw:text-style-name="P29" svg:x1="0.526cm" svg:y1="0.58cm" svg:x2="0.526cm" svg:y2="3.467cm"><text:p/></draw:line><draw:line draw:style-name="gr19" draw:text-style-name="P29" svg:x1="0.526cm" svg:y1="3.464cm" svg:x2="0.95cm" svg:y2="3.464cm"><text:p/></draw:line><draw:line draw:style-name="gr19" draw:text-style-name="P29" svg:x1="0.95cm" svg:y1="3.464cm" svg:x2="0.95cm" svg:y2="3.039cm"><text:p/></draw:line><draw:line draw:style-name="gr19" draw:text-style-name="P29" svg:x1="0.95cm" svg:y1="3.039cm" svg:x2="0.526cm" svg:y2="3.039cm"><text:p/></draw:line><draw:line draw:style-name="gr19" draw:text-style-name="P29" svg:x1="0.526cm" svg:y1="3.039cm" svg:x2="0.526cm" svg:y2="3.464cm"><text:p/></draw:line><draw:line draw:style-name="gr20" draw:text-style-name="P29" svg:x1="0.526cm" svg:y1="3.464cm" svg:x2="5.528cm" svg:y2="3.464cm"><text:p/></draw:line><draw:frame draw:style-name="gr21" draw:text-style-name="P30" svg:width="0.348cm" svg:height="0.572cm" svg:x="0cm" svg:y="3.323cm"><draw:text-box><text:p text:style-name="P21"><text:span text:style-name="T18">A</text:span></text:p></draw:text-box></draw:frame><draw:frame draw:style-name="gr21" draw:text-style-name="P30" svg:width="0.348cm" svg:height="0.572cm" svg:x="5.77cm" svg:y="3.295cm"><draw:text-box><text:p text:style-name="P21"><text:span text:style-name="T18">B</text:span></text:p></draw:text-box></draw:frame><draw:frame draw:style-name="gr22" draw:text-style-name="P30" svg:width="0.528cm" svg:height="0.616cm" svg:x="0.025cm" svg:y="0cm"><draw:text-box><text:p text:style-name="P21"><text:span text:style-name="T18">C</text:span></text:p></draw:text-box></draw:frame><draw:frame draw:style-name="gr23" draw:text-style-name="P31" svg:width="0.646cm" svg:height="0.5cm" svg:x="0.854cm" svg:y="1.214cm"><draw:text-box><text:p text:style-name="P21"><text:span text:style-name="T19">60°</text:span></text:p></draw:text-box></draw:frame></draw:g></text:p>
          </table:table-cell>
          <table:table-cell table:style-name="Tableau7.A1" office:value-type="string">
            <text:p text:style-name="P2"><text:span text:style-name="T9">Par hypothèse, l</text:span>e triangle <text:span text:style-name="T2">ABC</text:span> est rectangle en <text:span text:style-name="T2">A</text:span></text:p>
            <text:p text:style-name="P2">or dans un triangle rectangle, les angles aigus sont <text:span text:style-name="T11">complémentaires</text:span></text:p>
            <text:p text:style-name="P12">donc <draw:frame draw:style-name="fr2" draw:name="Objet23" text:anchor-type="as-char" svg:y="-0.644cm" svg:width="4.75cm" svg:height="0.781cm" draw:z-index="4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  <text:p text:style-name="P13">donc <draw:frame draw:style-name="fr2" draw:name="Objet14" text:anchor-type="as-char" svg:y="-0.644cm" svg:width="3.771cm" svg:height="0.781cm" draw:z-index="28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  <text:p text:style-name="P13">donc <draw:frame draw:style-name="fr2" draw:name="Objet15" text:anchor-type="as-char" svg:y="-0.644cm" svg:width="3.037cm" svg:height="0.781cm" draw:z-index="29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</table:table-cell>
        </table:table-row>
      </table:table>
      <text:p text:style-name="Standard"/>
      <text:p text:style-name="P15"/>
      <text:list xml:id="list102443521301936" text:continue-list="list102442886282700" text:style-name="tfNum_20_I_29_">
        <text:list-item>
          <text:p text:style-name="tfTitre_20_I_29_">Angles supplémentaires</text:p>
        </text:list-item>
      </text:list>
      <text:p text:style-name="P5">Définition :</text:p>
      <text:p text:style-name="tfCours">Deux angles sont supplémentaires lorsque :</text:p>
      <text:list xml:id="list102443804752195" text:continue-list="list102442068351321" text:style-name="tfPuce">
        <text:list-item text:start-value="1">
          <text:p text:style-name="P19">La somme de leurs mesures est égale à 180°</text:p>
        </text:list-item>
      </text:list>
      <text:p text:style-name="Standard"/>
      <text:p text:style-name="P11">Ex : Calculer <draw:frame draw:style-name="fr1" draw:name="Objet20" text:anchor-type="as-char" svg:y="-0.644cm" svg:width="1.3cm" svg:height="0.801cm" draw:z-index="27"><draw:object xlink:href="./Object 23" xlink:type="simple" xlink:show="embed" xlink:actuate="onLoad"/><draw:image xlink:href="./ObjectReplacements/Object 23" xlink:type="simple" xlink:show="embed" xlink:actuate="onLoad"/></draw:frame> sachant que <text:span text:style-name="T2">O</text:span> <text:span text:style-name="T6">∈</text:span> (<text:span text:style-name="T2">xz</text:span>)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"><draw:g text:anchor-type="as-char" draw:z-index="19" draw:name="Forme4" draw:style-name="gr2"><draw:frame draw:style-name="gr24" draw:text-style-name="P25" svg:width="0.533cm" svg:height="0.542cm" svg:x="3.254cm" svg:y="3.99cm"><draw:text-box><text:p text:style-name="P21"><text:span text:style-name="T15">O</text:span></text:p></draw:text-box></draw:frame><draw:frame draw:style-name="gr24" draw:text-style-name="P26" svg:width="0.556cm" svg:height="0.657cm" svg:x="6.701cm" svg:y="3.607cm"><draw:text-box><text:p text:style-name="P21"><text:span text:style-name="T16">z</text:span></text:p></draw:text-box></draw:frame><draw:frame draw:style-name="gr24" draw:text-style-name="P26" svg:width="0.65cm" svg:height="0.78cm" svg:x="5.847cm" svg:y="0cm"><draw:text-box><text:p text:style-name="P21"><text:span text:style-name="T16">y</text:span></text:p></draw:text-box></draw:frame><draw:frame draw:style-name="gr24" draw:text-style-name="P26" svg:width="0.512cm" svg:height="0.659cm" svg:x="0cm" svg:y="3.577cm"><draw:text-box><text:p text:style-name="P21"><text:span text:style-name="T16">x</text:span></text:p></draw:text-box></draw:frame><draw:line draw:style-name="gr25" draw:text-style-name="P24" svg:x1="0.394cm" svg:y1="3.924cm" svg:x2="6.583cm" svg:y2="3.924cm"><text:p/></draw:line><draw:line draw:style-name="gr25" draw:text-style-name="P24" svg:x1="3.489cm" svg:y1="3.924cm" svg:x2="5.76cm" svg:y2="0.706cm"><text:p/></draw:line><draw:polyline draw:style-name="gr26" draw:text-style-name="P24" svg:width="0.743cm" svg:height="0.453cm" svg:x="3.047cm" svg:y="3.463cm" svg:viewBox="0 0 744 454" draw:points="744,59 721,47 698,37 675,29 650,21 626,15 601,10 577,5 551,2 526,1 501,0 476,0 450,2 425,5 400,9 375,14 351,20 326,28 303,36 281,45 257,56 236,69 215,81 194,95 175,109 156,124 138,140 120,157 105,176 89,194 76,213 62,233 51,253 40,274 31,296 22,318 16,340 10,362 6,385 2,407 1,431 0,454"><text:p/></draw:polyline><draw:polyline draw:style-name="gr26" draw:text-style-name="P24" svg:width="0.345cm" svg:height="0.645cm" svg:x="3.946cm" svg:y="3.275cm" svg:viewBox="0 0 346 646" draw:points="346,646 344,607 343,569 337,530 332,493 324,457 315,420 304,383 290,348 276,314 260,280 243,247 224,216 203,186 182,157 158,130 135,104 108,78 82,56 56,35 29,18 0,0"><text:p/></draw:polyline><draw:frame draw:style-name="gr27" draw:text-style-name="P32" svg:width="0.745cm" svg:height="0.549cm" svg:x="4.263cm" svg:y="3.09cm"><draw:text-box><text:p text:style-name="P21"><text:span text:style-name="T20">55°</text:span></text:p></draw:text-box></draw:frame></draw:g></text:p>
          </table:table-cell>
          <table:table-cell table:style-name="Tableau8.A1" office:value-type="string">
            <text:p text:style-name="P2"><text:span text:style-name="T10">Par hypothèse, </text:span><text:span text:style-name="T2">O</text:span> <text:span text:style-name="T6">∈</text:span> (<text:span text:style-name="T2">xz</text:span>)</text:p>
            <text:p text:style-name="P2">donc <text:span text:style-name="T11"><draw:frame draw:style-name="fr2" draw:name="Objet28" text:anchor-type="as-char" svg:y="-0.644cm" svg:width="1.3cm" svg:height="0.781cm" draw:z-index="5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1"> et </text:span><text:span text:style-name="T11"><draw:frame draw:style-name="fr1" draw:name="Objet29" text:anchor-type="as-char" svg:y="-0.644cm" svg:width="1.302cm" svg:height="0.78cm" draw:z-index="6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1"> sont supplémentaires</text:span></text:p>
            <text:p text:style-name="P14">donc <draw:frame draw:style-name="fr2" draw:name="Objet21" text:anchor-type="as-char" svg:y="-0.644cm" svg:width="4.674cm" svg:height="0.781cm" draw:z-index="30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  <text:p text:style-name="P14">donc <draw:frame draw:style-name="fr2" draw:name="Objet22" text:anchor-type="as-char" svg:y="-0.644cm" svg:width="3.858cm" svg:height="0.781cm" draw:z-index="31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  <text:p text:style-name="P14">donc <draw:frame draw:style-name="fr2" draw:name="Objet24" text:anchor-type="as-char" svg:y="-0.644cm" svg:width="3.129cm" svg:height="0.781cm" draw:z-index="32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</table:table-cell>
        </table:table-row>
      </table:table>
      <text:p text:style-name="Standard"/>
      <text:p text:style-name="Standard"><draw:frame text:anchor-type="paragraph" draw:z-index="7" draw:style-name="gr1" draw:text-style-name="P20" svg:width="5.038cm" svg:height="1.525cm" svg:x="13.961cm" svg:y="2.849cm"><draw:text-box><text:p><text:span text:style-name="T13">cahier Sésamath :</text:span></text:p><text:p><text:span text:style-name="T13">Série 1 : 1 à 6</text:span></text:p></draw:text-box></draw:frame></text:p>
      <text:list xml:id="list102442667468278" text:continue-list="list102443521301936" text:style-name="tfNum_20_I_29_">
        <text:list-item>
          <text:p text:style-name="P18">Angles alternes-internes / alternes- externes / correspondants</text:p>
        </text:list-item>
      </text:list>
      <text:p text:style-name="P5">Définitions :</text:p>
      <text:p text:style-name="tfCours">Soient deux droites et une sécante.</text:p>
      <text:p text:style-name="P16">Deux angles sont alternes-internes lorsque :</text:p>
      <text:list xml:id="list102442192998571" text:continue-list="list102443804752195" text:style-name="tfPuce">
        <text:list-item text:start-value="1">
          <text:p text:style-name="P19">Ils sont de part et d'autre de la sécante (alternes)</text:p>
        </text:list-item>
        <text:list-item>
          <text:p text:style-name="P19">Ils sont entre les deux droites (internes)</text:p>
        </text:list-item>
        <text:list-item>
          <text:p text:style-name="P19">Ils ne sont pas adjacents</text:p>
        </text:list-item>
      </text:list>
      <text:p text:style-name="P16">Deux angles sont alternes-externes lorsque :</text:p>
      <text:list xml:id="list102443326948465" text:continue-list="list102442192998571" text:style-name="tfPuce">
        <text:list-item text:start-value="1">
          <text:p text:style-name="P19">Ils sont de part et d'autre de la sécante (alternes)</text:p>
        </text:list-item>
        <text:list-item>
          <text:p text:style-name="P19">Ils sont à l'extérieur des deux droites (externes)</text:p>
        </text:list-item>
        <text:list-item>
          <text:p text:style-name="P19">Ils ne sont pas adjacents</text:p>
        </text:list-item>
      </text:list>
      <text:p text:style-name="P16">Deux angles sont correspondants lorsque :</text:p>
      <text:list xml:id="list102443297877045" text:continue-list="list102443326948465" text:style-name="tfPuce">
        <text:list-item text:start-value="1">
          <text:p text:style-name="P19">Ils sont du même côté de la sécante</text:p>
        </text:list-item>
        <text:list-item>
          <text:p text:style-name="P19">L'un est entre les deux droites et l'autre à l'extérieur</text:p>
        </text:list-item>
        <text:list-item>
          <text:p text:style-name="P19">Ils ne sont pas adjacents</text:p>
        </text:list-item>
      </text:list>
      <text:p text:style-name="Standard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"><draw:g text:anchor-type="as-char" draw:z-index="8" draw:style-name="gr2"><draw:frame draw:style-name="gr3" draw:text-style-name="P22" svg:width="0.433cm" svg:height="0.63cm" svg:x="3.727cm" svg:y="4.337cm"><draw:text-box><text:p text:style-name="P21"><text:span text:style-name="T14">B</text:span></text:p></draw:text-box></draw:frame><draw:line draw:style-name="gr4" draw:text-style-name="P23" svg:x1="0.489cm" svg:y1="1.822cm" svg:x2="6.961cm" svg:y2="2.323cm"><text:p/></draw:line><draw:line draw:style-name="gr4" draw:text-style-name="P23" svg:x1="0.462cm" svg:y1="4.276cm" svg:x2="6.962cm" svg:y2="4.276cm"><text:p/></draw:line><draw:line draw:style-name="gr4" draw:text-style-name="P23" svg:x1="2.39cm" svg:y1="0.574cm" svg:x2="4.736cm" svg:y2="5.556cm"><text:p/></draw:line><draw:frame draw:style-name="gr3" draw:text-style-name="P22" svg:width="0.433cm" svg:height="0.63cm" svg:x="3.159cm" svg:y="1.36cm"><draw:text-box><text:p text:style-name="P21"><text:span text:style-name="T14">A</text:span></text:p></draw:text-box></draw:frame><draw:frame draw:style-name="gr5" draw:text-style-name="P22" svg:width="0.445cm" svg:height="0.63cm" svg:x="7.077cm" svg:y="3.965cm"><draw:text-box><text:p text:style-name="P21"><text:span text:style-name="T14">y'</text:span></text:p></draw:text-box></draw:frame><draw:frame draw:style-name="gr5" draw:text-style-name="P22" svg:width="0.445cm" svg:height="0.63cm" svg:x="7.107cm" svg:y="2.007cm"><draw:text-box><text:p text:style-name="P21"><text:span text:style-name="T14">x'</text:span></text:p></draw:text-box></draw:frame><draw:frame draw:style-name="gr6" draw:text-style-name="P22" svg:width="0.445cm" svg:height="0.63cm" svg:x="4.713cm" svg:y="5.618cm"><draw:text-box><text:p text:style-name="P21"><text:span text:style-name="T14">z'</text:span></text:p></draw:text-box></draw:frame><draw:frame draw:style-name="gr7" draw:text-style-name="P22" svg:width="0.35cm" svg:height="0.63cm" svg:x="0.046cm" svg:y="1.438cm"><draw:text-box><text:p text:style-name="P21"><text:span text:style-name="T14">x</text:span></text:p></draw:text-box></draw:frame><draw:frame draw:style-name="gr7" draw:text-style-name="P22" svg:width="0.35cm" svg:height="0.63cm" svg:x="2.083cm" svg:y="0cm"><draw:text-box><text:p text:style-name="P21"><text:span text:style-name="T14">z</text:span></text:p></draw:text-box></draw:frame><draw:frame draw:style-name="gr7" draw:text-style-name="P22" svg:width="0.35cm" svg:height="0.63cm" svg:x="0cm" svg:y="3.939cm"><draw:text-box><text:p text:style-name="P21"><text:span text:style-name="T14">y</text:span></text:p></draw:text-box></draw:frame></draw:g></text:p>
          </table:table-cell>
          <table:table-cell table:style-name="Tableau9.A1" office:value-type="string">
            <text:p text:style-name="P4">(<text:span text:style-name="T2">zz'</text:span>) <text:span text:style-name="T12">est sécante aux droites </text:span>(<text:span text:style-name="T2">xx'</text:span>) e<text:span text:style-name="T12">t </text:span>(<text:span text:style-name="T2">yy'</text:span>)<text:span text:style-name="T2"> </text:span>donc :</text:p>
            <text:p text:style-name="P4"><draw:frame draw:style-name="fr1" draw:name="Objet2" text:anchor-type="as-char" svg:y="-0.644cm" svg:width="1.201cm" svg:height="0.78cm" draw:z-index="9"><draw:object xlink:href="./Object 8" xlink:type="simple" xlink:show="embed" xlink:actuate="onLoad"/><draw:image xlink:href="./ObjectReplacements/Object 8" xlink:type="simple" xlink:show="embed" xlink:actuate="onLoad"/></draw:frame> et <draw:frame draw:style-name="fr1" draw:name="Objet3" text:anchor-type="as-char" svg:y="-0.644cm" svg:width="1.903cm" svg:height="0.78cm" draw:z-index="10"><draw:object xlink:href="./Object 9" xlink:type="simple" xlink:show="embed" xlink:actuate="onLoad"/><draw:image xlink:href="./ObjectReplacements/Object 9" xlink:type="simple" xlink:show="embed" xlink:actuate="onLoad"/></draw:frame> sont <text:span text:style-name="tfMasqué"><text:span text:style-name="T7">alternes-externes</text:span></text:span></text:p>
            <text:p text:style-name="P4"><draw:frame draw:style-name="fr1" draw:name="Objet6" text:anchor-type="as-char" svg:y="-0.644cm" svg:width="1.326cm" svg:height="0.781cm" draw:z-index="11"><draw:object xlink:href="./Object 16" xlink:type="simple" xlink:show="embed" xlink:actuate="onLoad"/><draw:image xlink:href="./ObjectReplacements/Object 16" xlink:type="simple" xlink:show="embed" xlink:actuate="onLoad"/><svg:desc>formule</svg:desc></draw:frame> et <draw:frame draw:style-name="fr1" draw:name="Objet7" text:anchor-type="as-char" svg:y="-0.644cm" svg:width="1.605cm" svg:height="0.781cm" draw:z-index="12"><draw:object xlink:href="./Object 17" xlink:type="simple" xlink:show="embed" xlink:actuate="onLoad"/><draw:image xlink:href="./ObjectReplacements/Object 17" xlink:type="simple" xlink:show="embed" xlink:actuate="onLoad"/><svg:desc>formule</svg:desc></draw:frame> sont <text:span text:style-name="tfMasqué"><text:span text:style-name="T7">alternes-internes</text:span></text:span></text:p>
            <text:p text:style-name="P4"><draw:frame draw:style-name="fr1" draw:name="Objet8" text:anchor-type="as-char" svg:y="-0.644cm" svg:width="1.748cm" svg:height="0.781cm" draw:z-index="13"><draw:object xlink:href="./Object 18" xlink:type="simple" xlink:show="embed" xlink:actuate="onLoad"/><draw:image xlink:href="./ObjectReplacements/Object 18" xlink:type="simple" xlink:show="embed" xlink:actuate="onLoad"/><svg:desc>formule</svg:desc></draw:frame> et <draw:frame draw:style-name="fr1" draw:name="Objet9" text:anchor-type="as-char" svg:y="-0.644cm" svg:width="1.903cm" svg:height="0.78cm" draw:z-index="14"><draw:object xlink:href="./Object 19" xlink:type="simple" xlink:show="embed" xlink:actuate="onLoad"/><draw:image xlink:href="./ObjectReplacements/Object 19" xlink:type="simple" xlink:show="embed" xlink:actuate="onLoad"/><svg:desc>formule</svg:desc></draw:frame> sont <text:span text:style-name="tfMasqué"><text:span text:style-name="T7">correspondants</text:span></text:span></text:p>
            <text:p text:style-name="P4"><draw:frame draw:style-name="fr1" draw:name="Objet4" text:anchor-type="as-char" svg:y="-0.644cm" svg:width="1.748cm" svg:height="0.781cm" draw:z-index="23"><draw:object xlink:href="./Object 14" xlink:type="simple" xlink:show="embed" xlink:actuate="onLoad"/><draw:image xlink:href="./ObjectReplacements/Object 14" xlink:type="simple" xlink:show="embed" xlink:actuate="onLoad"/><svg:desc>formule</svg:desc></draw:frame> et <draw:frame draw:style-name="fr1" draw:name="Objet5" text:anchor-type="as-char" svg:y="-0.644cm" svg:width="1.344cm" svg:height="0.781cm" draw:z-index="15"><draw:object xlink:href="./Object 15" xlink:type="simple" xlink:show="embed" xlink:actuate="onLoad"/><draw:image xlink:href="./ObjectReplacements/Object 15" xlink:type="simple" xlink:show="embed" xlink:actuate="onLoad"/></draw:frame> sont <text:span text:style-name="tfMasqué"><text:span text:style-name="T7">alternes-internes</text:span></text:span></text:p>
          </table:table-cell>
        </table:table-row>
      </table:table>
      <text:p text:style-name="Standard"/>
      <text:p text:style-name="P5">Propriété :</text:p>
      <text:p text:style-name="tfCours">Deux droites parallèles forment avec une sécante des angles alternes-internes/alternes-externes/correspondants de même mesure.</text:p>
      <text:p text:style-name="P3"/>
      <text:p text:style-name="P5">Réciproque :</text:p>
      <text:p text:style-name="tfCours">Deux droites formant avec une sécante des angles alternes-internes/alternes-externes/correspondants de même mesure sont parallèles.</text:p>
      <text:p text:style-name="P6"><draw:frame text:anchor-type="paragraph" draw:z-index="20" draw:style-name="gr28" draw:text-style-name="P20" svg:width="9.679cm" svg:height="1.636cm" svg:x="9.32cm" svg:y="0.436cm"><draw:text-box><text:p><text:span text:style-name="T13">cahier Sésamath : </text:span></text:p><text:p><text:span text:style-name="T13">Série 1 : 7 à fin + Série 2 : en entier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" style:font-adornments="Normal" style:font-family-generic="roman"/>
    <style:font-face style:name="OpenSymbol1" svg:font-family="OpenSymbol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13T08:11:06.48</meta:creation-date>
    <meta:editing-duration>PT2H22M38S</meta:editing-duration>
    <meta:editing-cycles>23</meta:editing-cycles>
    <meta:generator>LibreOffice/5.3.6.1$Windows_x86 LibreOffice_project/686f202eff87ef707079aeb7f485847613344eb7</meta:generator>
    <meta:initial-creator>Véronique et Thibaud FONTANET</meta:initial-creator>
    <dc:date>2018-04-16T10:24:40.186000000</dc:date>
    <meta:printed-by>Véronique et Thibaud FONTANET</meta:printed-by>
    <meta:print-date>2011-01-15T21:29:55.43</meta:print-date>
    <meta:document-statistic meta:table-count="5" meta:image-count="0" meta:object-count="26" meta:page-count="3" meta:paragraph-count="71" meta:word-count="378" meta:character-count="2183" meta:non-whitespace-character-count="1866"/>
  </office:meta>
</office:document-meta>
</file>

<file path=Object 1/content.xml><?xml version="1.0" encoding="utf-8"?>
<math xmlns="http://www.w3.org/1998/Math/MathML" display="block">
  <semantics>
    <mover accent="true">
      <mi mathvariant="italic">xOy</mi>
      <mo stretchy="true">^</mo>
    </mover>
    <annotation encoding="StarMath 5.0">widehat {xOy}</annotation>
  </semantics>
</math>
</file>

<file path=Object 10/content.xml><?xml version="1.0" encoding="utf-8"?>
<math xmlns="http://www.w3.org/1998/Math/MathML" display="block">
  <semantics>
    <mstyle color="black">
      <mrow>
        <mrow>
          <mrow>
            <mover accent="true">
              <mi mathvariant="italic">ACB</mi>
              <mo stretchy="true">^</mo>
            </mover>
            <mo stretchy="false">+</mo>
            <mover accent="true">
              <mi mathvariant="italic">ABC</mi>
              <mo stretchy="true">^</mo>
            </mover>
          </mrow>
          <mo stretchy="false">=</mo>
          <mn>90</mn>
        </mrow>
        <mi>°</mi>
      </mrow>
    </mstyle>
    <annotation encoding="StarMath 5.0">color black { widehat {ACB} + widehat {ABC} = 90° }</annotation>
  </semantics>
</math>
</file>

<file path=Object 11/content.xml><?xml version="1.0" encoding="utf-8"?>
<math xmlns="http://www.w3.org/1998/Math/MathML" display="block">
  <semantics>
    <mstyle color="black">
      <mrow>
        <mrow>
          <mn>60</mn>
          <mo stretchy="false">+</mo>
          <mover accent="true">
            <mi mathvariant="italic">ABC</mi>
            <mo stretchy="true">^</mo>
          </mover>
        </mrow>
        <mo stretchy="false">=</mo>
        <mn>90</mn>
      </mrow>
    </mstyle>
    <annotation encoding="StarMath 5.0">color black { 60 + widehat {ABC} = 90 }</annotation>
  </semantics>
</math>
</file>

<file path=Object 12/content.xml><?xml version="1.0" encoding="utf-8"?>
<math xmlns="http://www.w3.org/1998/Math/MathML" display="block">
  <semantics>
    <mstyle color="black">
      <mover accent="true">
        <mi mathvariant="italic">xOy</mi>
        <mo stretchy="true">^</mo>
      </mover>
    </mstyle>
    <annotation encoding="StarMath 5.0">color black { widehat {xOy} }</annotation>
  </semantics>
</math>
</file>

<file path=Object 13/content.xml><?xml version="1.0" encoding="utf-8"?>
<math xmlns="http://www.w3.org/1998/Math/MathML" display="block">
  <semantics>
    <mstyle color="black">
      <mover accent="true">
        <mi mathvariant="italic">yOz</mi>
        <mo stretchy="true">^</mo>
      </mover>
    </mstyle>
    <annotation encoding="StarMath 5.0">color black { widehat {yOz} }</annotation>
  </semantics>
</math>
</file>

<file path=Object 14/content.xml><?xml version="1.0" encoding="utf-8"?>
<math xmlns="http://www.w3.org/1998/Math/MathML" display="block">
  <semantics>
    <mover accent="true">
      <mrow>
        <mi>x</mi>
        <mi>'</mi>
        <mi mathvariant="italic">AB</mi>
      </mrow>
      <mo stretchy="true">^</mo>
    </mover>
    <annotation encoding="StarMath 5.0"> widehat {x'AB}</annotation>
  </semantics>
</math>
</file>

<file path=Object 15/content.xml><?xml version="1.0" encoding="utf-8"?>
<math xmlns="http://www.w3.org/1998/Math/MathML" display="block">
  <semantics>
    <mover accent="true">
      <mi mathvariant="italic">ABy</mi>
      <mo stretchy="true">^</mo>
    </mover>
    <annotation encoding="StarMath 5.0"> widehat {ABy}</annotation>
  </semantics>
</math>
</file>

<file path=Object 16/content.xml><?xml version="1.0" encoding="utf-8"?>
<math xmlns="http://www.w3.org/1998/Math/MathML" display="block">
  <semantics>
    <mover accent="true">
      <mi mathvariant="italic">xAB</mi>
      <mo stretchy="true">^</mo>
    </mover>
    <annotation encoding="StarMath 5.0"> widehat {xAB}</annotation>
  </semantics>
</math>
</file>

<file path=Object 17/content.xml><?xml version="1.0" encoding="utf-8"?>
<math xmlns="http://www.w3.org/1998/Math/MathML" display="block">
  <semantics>
    <mover accent="true">
      <mrow>
        <mi mathvariant="italic">ABy</mi>
        <mi>'</mi>
      </mrow>
      <mo stretchy="true">^</mo>
    </mover>
    <annotation encoding="StarMath 5.0"> widehat {ABy'}</annotation>
  </semantics>
</math>
</file>

<file path=Object 18/content.xml><?xml version="1.0" encoding="utf-8"?>
<math xmlns="http://www.w3.org/1998/Math/MathML" display="block">
  <semantics>
    <mover accent="true">
      <mrow>
        <mi>x</mi>
        <mi>'</mi>
        <mi mathvariant="italic">AB</mi>
      </mrow>
      <mo stretchy="true">^</mo>
    </mover>
    <annotation encoding="StarMath 5.0"> widehat {x'AB}</annotation>
  </semantics>
</math>
</file>

<file path=Object 19/content.xml><?xml version="1.0" encoding="utf-8"?>
<math xmlns="http://www.w3.org/1998/Math/MathML" display="block">
  <semantics>
    <mover accent="true">
      <mrow>
        <mi>y</mi>
        <mi>'</mi>
        <mi mathvariant="italic">Bz</mi>
        <mi>'</mi>
      </mrow>
      <mo stretchy="true">^</mo>
    </mover>
    <annotation encoding="StarMath 5.0"> widehat {y'Bz'}</annotation>
  </semantics>
</math>
</file>

<file path=Object 2/content.xml><?xml version="1.0" encoding="utf-8"?>
<math xmlns="http://www.w3.org/1998/Math/MathML" display="block">
  <semantics>
    <mover accent="true">
      <mi mathvariant="italic">yOz</mi>
      <mo stretchy="true">^</mo>
    </mover>
    <annotation encoding="StarMath 5.0">widehat {yOz}</annotation>
  </semantics>
</math>
</file>

<file path=Object 20/content.xml><?xml version="1.0" encoding="utf-8"?>
<math xmlns="http://www.w3.org/1998/Math/MathML" display="block">
  <semantics>
    <mover accent="true">
      <mi mathvariant="italic">xOz</mi>
      <mo stretchy="true">^</mo>
    </mover>
    <annotation encoding="StarMath 5.0"> widehat {xOz}</annotation>
  </semantics>
</math>
</file>

<file path=Object 21/content.xml><?xml version="1.0" encoding="utf-8"?>
<math xmlns="http://www.w3.org/1998/Math/MathML" display="block">
  <semantics>
    <mrow>
      <mover accent="true">
        <mi mathvariant="italic">xOz</mi>
        <mo stretchy="true">^</mo>
      </mover>
      <mo stretchy="false">=</mo>
      <mstyle color="black">
        <mrow>
          <mrow>
            <mrow>
              <mover accent="true">
                <mi mathvariant="italic">xOy</mi>
                <mo stretchy="true">^</mo>
              </mover>
              <mo stretchy="false">+</mo>
              <mover accent="true">
                <mi mathvariant="italic">yOz</mi>
                <mo stretchy="true">^</mo>
              </mover>
            </mrow>
            <mo stretchy="false">=</mo>
            <mrow>
              <mn>70</mn>
              <mo stretchy="false">+</mo>
              <mn>42</mn>
            </mrow>
            <mo stretchy="false">=</mo>
            <mn>112</mn>
          </mrow>
          <mi>°</mi>
        </mrow>
      </mstyle>
    </mrow>
    <annotation encoding="StarMath 5.0">widehat {xOz} = color black {widehat {xOy}+ widehat {yOz} = 70+42 =112°  }</annotation>
  </semantics>
</math>
</file>

<file path=Object 22/content.xml><?xml version="1.0" encoding="utf-8"?>
<math xmlns="http://www.w3.org/1998/Math/MathML" display="block">
  <semantics>
    <mstyle color="black">
      <mrow>
        <mrow>
          <mover accent="true">
            <mi mathvariant="italic">ABC</mi>
            <mo stretchy="true">^</mo>
          </mover>
          <mo stretchy="false">=</mo>
          <mn>30</mn>
        </mrow>
        <mi>°</mi>
      </mrow>
    </mstyle>
    <annotation encoding="StarMath 5.0">color black { widehat {ABC} = 30° }</annotation>
  </semantics>
</math>
</file>

<file path=Object 23/content.xml><?xml version="1.0" encoding="utf-8"?>
<math xmlns="http://www.w3.org/1998/Math/MathML" display="block">
  <semantics>
    <mover accent="true">
      <mi mathvariant="italic">xOy</mi>
      <mo stretchy="true">^</mo>
    </mover>
    <annotation encoding="StarMath 5.0"> widehat {xOy}</annotation>
  </semantics>
</math>
</file>

<file path=Object 24/content.xml><?xml version="1.0" encoding="utf-8"?>
<math xmlns="http://www.w3.org/1998/Math/MathML" display="block">
  <semantics>
    <mstyle color="black">
      <mrow>
        <mrow>
          <mrow>
            <mover accent="true">
              <mi mathvariant="italic">xOy</mi>
              <mo stretchy="true">^</mo>
            </mover>
            <mo stretchy="false">+</mo>
            <mover accent="true">
              <mi mathvariant="italic">yOz</mi>
              <mo stretchy="true">^</mo>
            </mover>
          </mrow>
          <mo stretchy="false">=</mo>
          <mn>180</mn>
        </mrow>
        <mi>°</mi>
      </mrow>
    </mstyle>
    <annotation encoding="StarMath 5.0">color black { widehat {xOy} + widehat {yOz} = 180°}</annotation>
  </semantics>
</math>
</file>

<file path=Object 25/content.xml><?xml version="1.0" encoding="utf-8"?>
<math xmlns="http://www.w3.org/1998/Math/MathML" display="block">
  <semantics>
    <mstyle color="black">
      <mrow>
        <mrow>
          <mover accent="true">
            <mi mathvariant="italic">xOy</mi>
            <mo stretchy="true">^</mo>
          </mover>
          <mo stretchy="false">+</mo>
          <mn>55</mn>
        </mrow>
        <mo stretchy="false">=</mo>
        <mn>180</mn>
      </mrow>
    </mstyle>
    <annotation encoding="StarMath 5.0">color black { widehat {xOy} + 55 = 180}</annotation>
  </semantics>
</math>
</file>

<file path=Object 26/content.xml><?xml version="1.0" encoding="utf-8"?>
<math xmlns="http://www.w3.org/1998/Math/MathML" display="block">
  <semantics>
    <mstyle color="black">
      <mrow>
        <mrow>
          <mover accent="true">
            <mi mathvariant="italic">xOy</mi>
            <mo stretchy="true">^</mo>
          </mover>
          <mo stretchy="false">=</mo>
          <mn>125</mn>
        </mrow>
        <mi>°</mi>
      </mrow>
    </mstyle>
    <annotation encoding="StarMath 5.0">color black { widehat {xOy} = 125°}</annotation>
  </semantics>
</math>
</file>

<file path=Object 3/content.xml><?xml version="1.0" encoding="utf-8"?>
<math xmlns="http://www.w3.org/1998/Math/MathML" display="block">
  <semantics>
    <mover accent="true">
      <mrow>
        <mi>y</mi>
        <mi>'</mi>
        <mi mathvariant="italic">Ox</mi>
        <mi>'</mi>
      </mrow>
      <mo stretchy="true">^</mo>
    </mover>
    <annotation encoding="StarMath 5.0"> widehat {y'Ox'}</annotation>
  </semantics>
</math>
</file>

<file path=Object 4/content.xml><?xml version="1.0" encoding="utf-8"?>
<math xmlns="http://www.w3.org/1998/Math/MathML" display="block">
  <semantics>
    <mrow>
      <mover accent="true">
        <mrow>
          <mi>x</mi>
          <mi>'</mi>
          <mi mathvariant="italic">Oy</mi>
          <mi>'</mi>
        </mrow>
        <mo stretchy="true">^</mo>
      </mover>
      <mo stretchy="false">=</mo>
      <mstyle color="black">
        <mrow>
          <mrow>
            <mover accent="true">
              <mi mathvariant="italic">xOy</mi>
              <mo stretchy="true">^</mo>
            </mover>
            <mo stretchy="false">=</mo>
            <mn>50</mn>
          </mrow>
          <mi>°</mi>
        </mrow>
      </mstyle>
    </mrow>
    <annotation encoding="StarMath 5.0">widehat {x'Oy'} = color black { widehat {xOy} = 50°}</annotation>
  </semantics>
</math>
</file>

<file path=Object 5/content.xml><?xml version="1.0" encoding="utf-8"?>
<math xmlns="http://www.w3.org/1998/Math/MathML" display="block">
  <semantics>
    <mover accent="true">
      <mi mathvariant="italic">ABC</mi>
      <mo stretchy="true">^</mo>
    </mover>
    <annotation encoding="StarMath 5.0"> widehat {ABC}</annotation>
  </semantics>
</math>
</file>

<file path=Object 6/content.xml><?xml version="1.0" encoding="utf-8"?>
<math xmlns="http://www.w3.org/1998/Math/MathML" display="block">
  <semantics>
    <mstyle color="black">
      <mover accent="true">
        <mi mathvariant="italic">xOy</mi>
        <mo stretchy="true">^</mo>
      </mover>
    </mstyle>
    <annotation encoding="StarMath 5.0">color black { widehat {xOy} }</annotation>
  </semantics>
</math>
</file>

<file path=Object 7/content.xml><?xml version="1.0" encoding="utf-8"?>
<math xmlns="http://www.w3.org/1998/Math/MathML" display="block">
  <semantics>
    <mstyle color="black">
      <mover accent="true">
        <mrow>
          <mi>x</mi>
          <mi>'</mi>
          <mi mathvariant="italic">Oy</mi>
          <mi>'</mi>
        </mrow>
        <mo stretchy="true">^</mo>
      </mover>
    </mstyle>
    <annotation encoding="StarMath 5.0">color black { widehat {x'Oy'} }</annotation>
  </semantics>
</math>
</file>

<file path=Object 8/content.xml><?xml version="1.0" encoding="utf-8"?>
<math xmlns="http://www.w3.org/1998/Math/MathML" display="block">
  <semantics>
    <mover accent="true">
      <mi mathvariant="italic">xAz</mi>
      <mo stretchy="true">^</mo>
    </mover>
    <annotation encoding="StarMath 5.0"> widehat {xAz}</annotation>
  </semantics>
</math>
</file>

<file path=Object 9/content.xml><?xml version="1.0" encoding="utf-8"?>
<math xmlns="http://www.w3.org/1998/Math/MathML" display="block">
  <semantics>
    <mover accent="true">
      <mrow>
        <mi>y</mi>
        <mi>'</mi>
        <mi mathvariant="italic">Bz</mi>
        <mi>'</mi>
      </mrow>
      <mo stretchy="true">^</mo>
    </mover>
    <annotation encoding="StarMath 5.0"> widehat {y'Bz'}</annotation>
  </semantics>
</math>
</file>